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0C0C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hunk</text:p>
          </table:table-cell>
          <table:table-cell office:value-type="string" table:style-name="ce1">
            <text:p>static<text:s/>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guid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fecto</text:p>
          </table:table-cell>
          <table:table-cell office:value-type="float" office:value="5.9206379000000003E-2" table:style-name="ce2">
            <text:p>0,059206379</text:p>
          </table:table-cell>
          <table:table-cell office:value-type="float" office:value="6.3617422000000007E-2" table:style-name="ce2">
            <text:p>0,063617422</text:p>
          </table:table-cell>
          <table:table-cell office:value-type="float" office:value="8.0606061000000007E-2" table:style-name="ce2">
            <text:p>0,08060606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0054682999999998E-2" table:style-name="ce3">
            <text:p>0,060054683</text:p>
          </table:table-cell>
          <table:table-cell office:value-type="float" office:value="6.3112091999999995E-2" table:style-name="ce3">
            <text:p>0,063112092</text:p>
          </table:table-cell>
          <table:table-cell office:value-type="float" office:value="6.6946542999999997E-2" table:style-name="ce3">
            <text:p>0,066946543</text:p>
          </table:table-cell>
          <table:table-cell table:number-columns-repeated="16380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5.9672127999999998E-2" table:style-name="ce4">
            <text:p>0,059672128</text:p>
          </table:table-cell>
          <table:table-cell office:value-type="float" office:value="5.8461828E-2" table:style-name="ce4">
            <text:p>0,058461828</text:p>
          </table:table-cell>
          <table:table-cell office:value-type="float" office:value="6.8406361999999998E-2" table:style-name="ce4">
            <text:p>0,068406362</text:p>
          </table:table-cell>
          <table:table-cell table:number-columns-repeated="16380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Gráfico 1" svg:x="0.19792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Javi</meta:initial-creator>
    <dc:creator>Javi</dc:creator>
    <meta:creation-date>2018-05-13T12:17:33Z</meta:creation-date>
    <dc:date>2018-05-13T12:26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0.082" chart:minimum="0.0574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jecución en loca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hunk</text:p>
            </chart:title>
            <chart:categories table:cell-range-address="Hoja1.$A$2:.$A$4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B$2:.$B$4" chart:class="chart:line" chart:attached-axis="primary-y" chart:style-name="G0S0">
            <chart:data-point chart:repeated="3"/>
          </chart:series>
          <chart:series chart:values-cell-range-address="Hoja1.$C$2:.$C$4" chart:class="chart:line" chart:attached-axis="primary-y" chart:style-name="G0S1">
            <chart:data-point chart:repeated="3"/>
          </chart:series>
          <chart:series chart:values-cell-range-address="Hoja1.$D$2:.$D$4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